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text-align="center" style:justify-single-word="false"/>
      <style:text-properties fo:font-size="40pt" officeooo:paragraph-rsid="00029ef5" style:font-size-asian="40pt" style:font-size-complex="40pt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break-before="page"/>
      <style:text-properties fo:font-size="22pt" style:font-size-asian="22pt" style:font-size-complex="2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>
      <style:paragraph-properties fo:text-align="center" style:justify-single-word="false"/>
      <style:text-properties fo:font-size="20pt" officeooo:rsid="00029ef5" officeooo:paragraph-rsid="00029ef5" style:font-size-asian="20pt" style:font-size-complex="20pt"/>
    </style:style>
    <style:style style:name="P18" style:family="paragraph" style:parent-style-name="Text_20_body">
      <style:paragraph-properties fo:text-align="center" style:justify-single-word="false"/>
      <style:text-properties fo:font-size="42pt" fo:font-weight="bold" style:font-size-asian="42pt" style:font-weight-asian="bold" style:font-size-complex="4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p text:style-name="P18"><text:bookmark-start text:name="__RefHeading___Toc1_590016251"/>Documentation Technique <text:bookmark-end text:name="__RefHeading___Toc1_590016251"/></text:p>
      <text:p text:style-name="P18"><text:bookmark-start text:name="__RefHeading___Toc3_590016251"/><text:s/>Projet Gantt <text:bookmark-end text:name="__RefHeading___Toc3_590016251"/></text:p>
      <text:p text:style-name="P17">Humblot quentin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P4">Table des matières</text:p>
          </text:index-title>
          <text:p text:style-name="P2"><text:a xlink:type="simple" xlink:href="#__RefHeading___Toc5_590016251" text:style-name="Index_20_Link" text:visited-style-name="Index_20_Link">1. Introduction<text:tab/>3</text:a></text:p>
          <text:p text:style-name="P2"><text:a xlink:type="simple" xlink:href="#__RefHeading___Toc7_590016251" text:style-name="Index_20_Link" text:visited-style-name="Index_20_Link">2. Architecture Générale<text:tab/>4</text:a></text:p>
          <text:p text:style-name="P2"><text:a xlink:type="simple" xlink:href="#__RefHeading___Toc9_590016251" text:style-name="Index_20_Link" text:visited-style-name="Index_20_Link">3. Gestion des Échelles de Temps<text:tab/>5</text:a></text:p>
          <text:p text:style-name="P2"><text:a xlink:type="simple" xlink:href="#__RefHeading___Toc11_590016251" text:style-name="Index_20_Link" text:visited-style-name="Index_20_Link">4. Rendu Graphique<text:tab/>5</text:a></text:p>
          <text:p text:style-name="P2"><text:a xlink:type="simple" xlink:href="#__RefHeading___Toc13_590016251" text:style-name="Index_20_Link" text:visited-style-name="Index_20_Link">5. Fonctionnalités et Améliorations Futures<text:tab/>5</text:a></text:p>
          <text:p text:style-name="P3"><text:a xlink:type="simple" xlink:href="#__RefHeading___Toc15_590016251" text:style-name="Index_20_Link" text:visited-style-name="Index_20_Link">Fonctionnalités principales<text:tab/>5</text:a></text:p>
          <text:p text:style-name="P3"><text:a xlink:type="simple" xlink:href="#__RefHeading___Toc17_590016251" text:style-name="Index_20_Link" text:visited-style-name="Index_20_Link">Fonctionnalités à ajouter<text:tab/>5</text:a></text:p>
          <text:p text:style-name="P2"><text:a xlink:type="simple" xlink:href="#__RefHeading___Toc19_590016251" text:style-name="Index_20_Link" text:visited-style-name="Index_20_Link">6. Gestion de la Base de Données (Prévision)<text:tab/>6</text:a></text:p>
          <text:p text:style-name="P2"><text:a xlink:type="simple" xlink:href="#__RefHeading___Toc21_590016251" text:style-name="Index_20_Link" text:visited-style-name="Index_20_Link">7. Flux d’Exécution<text:tab/>6</text:a></text:p>
          <text:p text:style-name="P2"><text:a xlink:type="simple" xlink:href="#__RefHeading___Toc23_590016251" text:style-name="Index_20_Link" text:visited-style-name="Index_20_Link">8. Contraintes Techniques<text:tab/>6</text:a></text:p>
        </text:index-body>
      </text:table-of-content>
      <text:h text:style-name="Heading_20_2" text:outline-level="2"/>
      <text:h text:style-name="P7" text:outline-level="2"><text:bookmark-start text:name="__RefHeading___Toc5_590016251"/>1. Introduction<text:bookmark-end text:name="__RefHeading___Toc5_590016251"/></text:h>
      <text:p text:style-name="Text_20_body"><text:tab/>Ce document présente une synthèse technique du projet Gantt développé en Java Swing.<text:line-break/>Il décrit l’architecture générale, le système d’échelle de temps, le rendu graphique, ainsi que les pistes d’évolution du projet.<text:line-break/>L’objectif est de fournir une référence claire pour le développement et la maintenance.</text:p>
      <text:h text:style-name="Heading_20_2" text:outline-level="2"/>
      <text:h text:style-name="P6" text:outline-level="2"><text:bookmark-start text:name="__RefHeading___Toc7_590016251"/>2. Architecture Générale<text:bookmark-end text:name="__RefHeading___Toc7_590016251"/></text:h>
      <text:p text:style-name="Text_20_body">Le projet repose sur un composant principal appelé <text:span text:style-name="Strong_20_Emphasis">GanttPanel</text:span>, dérivé de <text:span text:style-name="Source_20_Text">JPanel</text:span>.<text:line-break/>Il gère :</text:p>
      <text:list text:style-name="L1">
        <text:list-item>
          <text:p text:style-name="P8">le rendu graphique des tâches</text:p>
        </text:list-item>
        <text:list-item>
          <text:p text:style-name="P8">la frise temporelle</text:p>
        </text:list-item>
        <text:list-item>
          <text:p text:style-name="P8">le fond et les interactions utilisateur</text:p>
        </text:list-item>
      </text:list>
      <text:p text:style-name="Text_20_body">Un <text:span text:style-name="Strong_20_Emphasis">TimeScaleManager</text:span> contrôle les différentes échelles : <text:span text:style-name="Source_20_Text">DAY</text:span>, <text:span text:style-name="Source_20_Text">WEEK</text:span>, <text:span text:style-name="Source_20_Text">MONTH</text:span>, <text:span text:style-name="Source_20_Text">YEAR</text:span>.<text:line-break/>Les tâches sont représentées par une classe <text:span text:style-name="Source_20_Text">Task</text:span> comprenant :</text:p>
      <text:list text:style-name="L2">
        <text:list-item>
          <text:p text:style-name="P9">nom</text:p>
        </text:list-item>
        <text:list-item>
          <text:p text:style-name="P9">date de début et de fin</text:p>
        </text:list-item>
        <text:list-item>
          <text:p text:style-name="P9">couleur</text:p>
        </text:list-item>
        <text:list-item>
          <text:p text:style-name="P9">catégorie</text:p>
        </text:list-item>
      </text:list>
      <text:p text:style-name="Text_20_body"/>
      <text:h text:style-name="Heading_20_2" text:outline-level="2"/>
      <text:h text:style-name="P6" text:outline-level="2"><text:bookmark-start text:name="__RefHeading___Toc9_590016251"/>3. Gestion des Échelles de Temps<text:bookmark-end text:name="__RefHeading___Toc9_590016251"/></text:h>
      <text:p text:style-name="Text_20_body">Chaque échelle définit une granularité différente :</text:p>
      <text:list text:style-name="L3">
        <text:list-item>
          <text:p text:style-name="P10"><text:span text:style-name="Strong_20_Emphasis">DAY</text:span> : affichage par jours, 3 semaines visibles centrées sur aujourd’hui</text:p>
        </text:list-item>
        <text:list-item>
          <text:p text:style-name="P10"><text:span text:style-name="Strong_20_Emphasis">WEEK</text:span> : affichage par semaines, 6 à 8 semaines visibles</text:p>
        </text:list-item>
        <text:list-item>
          <text:p text:style-name="P10"><text:span text:style-name="Strong_20_Emphasis">MONTH</text:span> : affichage par mois, 6 mois visibles</text:p>
        </text:list-item>
        <text:list-item>
          <text:p text:style-name="P10"><text:span text:style-name="Strong_20_Emphasis">YEAR</text:span> : affichage par années, 2 ans visibles</text:p>
        </text:list-item>
      </text:list>
      <text:p text:style-name="Text_20_body">Les conversions entre dates et pixels sont gérées via <text:span text:style-name="Strong_20_Emphasis">ChronoUnit</text:span> et des fonctions utilitaires.<text:line-break/>L’affichage est centré sur une date pivot (par défaut : aujourd’hui).</text:p>
      <text:p text:style-name="Text_20_body"/>
      <text:h text:style-name="Heading_20_2" text:outline-level="2"><text:bookmark-start text:name="__RefHeading___Toc11_590016251"/>4. Rendu Graphique<text:bookmark-end text:name="__RefHeading___Toc11_590016251"/></text:h>
      <text:p text:style-name="Text_20_body">Le rendu est réalisé avec <text:span text:style-name="Strong_20_Emphasis">Graphics2D</text:span> :</text:p>
      <text:list text:style-name="L4">
        <text:list-item>
          <text:p text:style-name="P11">Fond et lignes de séparation</text:p>
        </text:list-item>
        <text:list-item>
          <text:p text:style-name="P11">Jours grisées (week-ends)</text:p>
        </text:list-item>
        <text:list-item>
          <text:p text:style-name="P11">Barres représentant les tâches</text:p>
        </text:list-item>
        <text:list-item>
          <text:p text:style-name="P11">Labels centrés dans les barres</text:p>
        </text:list-item>
      </text:list>
      <text:p text:style-name="Text_20_body">Une marge est appliquée pour éviter que les tâches débordent de la zone visible.<text:line-break/>Les tâches sont recalculées dynamiquement à chaque <text:span text:style-name="Source_20_Text">repaint()</text:span>.</text:p>
      <text:p text:style-name="Text_20_body"/>
      <text:h text:style-name="Heading_20_2" text:outline-level="2"><text:bookmark-start text:name="__RefHeading___Toc13_590016251"/>5. Fonctionnalités et Améliorations Futures<text:bookmark-end text:name="__RefHeading___Toc13_590016251"/></text:h>
      <text:h text:style-name="Heading_20_3" text:outline-level="3"><text:bookmark-start text:name="__RefHeading___Toc15_590016251"/>Fonctionnalités principales<text:bookmark-end text:name="__RefHeading___Toc15_590016251"/></text:h>
      <text:list text:style-name="L5">
        <text:list-item>
          <text:p text:style-name="P12">Gestion des tâches avec date de début/fin</text:p>
        </text:list-item>
        <text:list-item>
          <text:p text:style-name="P12">Frises temporelles adaptables (DAY/WEEK/MONTH/YEAR)</text:p>
        </text:list-item>
        <text:list-item>
          <text:p text:style-name="P12">Scroll horizontal et vertical</text:p>
        </text:list-item>
        <text:list-item>
          <text:p text:style-name="P12">Centrage automatique sur la date du jour</text:p>
        </text:list-item>
      </text:list>
      <text:h text:style-name="Heading_20_3" text:outline-level="3"><text:bookmark-start text:name="__RefHeading___Toc17_590016251"/>Fonctionnalités à ajouter<text:bookmark-end text:name="__RefHeading___Toc17_590016251"/></text:h>
      <text:list text:style-name="L6">
        <text:list-item>
          <text:p text:style-name="P13">Barre verticale représentant la date actuelle</text:p>
        </text:list-item>
        <text:list-item>
          <text:p text:style-name="P13">Base de données pour persistance (SQLite conseillé)</text:p>
        </text:list-item>
        <text:list-item>
          <text:p text:style-name="P13">Dépendances entre tâches</text:p>
        </text:list-item>
        <text:list-item>
          <text:p text:style-name="P13">Zoom dynamique et drag &amp; drop des tâches</text:p>
        </text:list-item>
        <text:list-item>
          <text:p text:style-name="P13">Optimisation des performances et cache graphique</text:p>
          <text:p text:style-name="P13"><text:soft-page-break/></text:p>
        </text:list-item>
      </text:list>
      <text:h text:style-name="Heading_20_2" text:outline-level="2"><text:bookmark-start text:name="__RefHeading___Toc19_590016251"/>6. Gestion de la Base de Données (Prévision)<text:bookmark-end text:name="__RefHeading___Toc19_590016251"/></text:h>
      <text:p text:style-name="Text_20_body">Une table <text:span text:style-name="Source_20_Text">task</text:span> sera créée pour stocker les tâches :</text:p>
      <text:list text:style-name="L7">
        <text:list-item>
          <text:p text:style-name="P14"><text:span text:style-name="Source_20_Text">id</text:span> (clé primaire)</text:p>
        </text:list-item>
        <text:list-item>
          <text:p text:style-name="P14"><text:span text:style-name="Source_20_Text">name</text:span></text:p>
        </text:list-item>
        <text:list-item>
          <text:p text:style-name="P14"><text:span text:style-name="Source_20_Text">start_date</text:span></text:p>
        </text:list-item>
        <text:list-item>
          <text:p text:style-name="P14"><text:span text:style-name="Source_20_Text">end_date</text:span></text:p>
        </text:list-item>
        <text:list-item>
          <text:p text:style-name="P14"><text:span text:style-name="Source_20_Text">color</text:span></text:p>
        </text:list-item>
        <text:list-item>
          <text:p text:style-name="P14"><text:span text:style-name="Source_20_Text">category</text:span></text:p>
        </text:list-item>
        <text:list-item>
          <text:p text:style-name="P14"><text:span text:style-name="Source_20_Text">notes</text:span></text:p>
        </text:list-item>
      </text:list>
      <text:p text:style-name="Text_20_body">Un <text:span text:style-name="Strong_20_Emphasis">DAO</text:span> sera utilisé pour les opérations CRUD (Create/Read/Update/Delete).</text:p>
      <text:p text:style-name="Text_20_body"/>
      <text:h text:style-name="Heading_20_2" text:outline-level="2"><text:bookmark-start text:name="__RefHeading___Toc21_590016251"/>7. Flux d’Exécution<text:bookmark-end text:name="__RefHeading___Toc21_590016251"/></text:h>
      <text:list text:style-name="L8">
        <text:list-item>
          <text:p text:style-name="P15">Chargement des tâches depuis la base de données</text:p>
        </text:list-item>
        <text:list-item>
          <text:p text:style-name="P15">Définition de l’échelle par défaut</text:p>
        </text:list-item>
        <text:list-item>
          <text:p text:style-name="P15">Calcul de la fenêtre visible (<text:span text:style-name="Source_20_Text">viewStart</text:span>, <text:span text:style-name="Source_20_Text">viewEnd</text:span>)</text:p>
        </text:list-item>
        <text:list-item>
          <text:p text:style-name="P15">Rendu du fond, frise, tâches et barre du jour</text:p>
        </text:list-item>
        <text:list-item>
          <text:p text:style-name="P15">Gestion du scroll et des interactions utilisateur</text:p>
        </text:list-item>
        <text:list-item>
          <text:p text:style-name="P15"/>
        </text:list-item>
      </text:list>
      <text:h text:style-name="Heading_20_2" text:outline-level="2"><text:bookmark-start text:name="__RefHeading___Toc23_590016251"/>8. Contraintes Techniques<text:bookmark-end text:name="__RefHeading___Toc23_590016251"/></text:h>
      <text:list text:style-name="L9">
        <text:list-item>
          <text:p text:style-name="P16">Java 17 recommandé</text:p>
        </text:list-item>
        <text:list-item>
          <text:p text:style-name="P16">Swing pour compatibilité multiplateforme</text:p>
        </text:list-item>
        <text:list-item>
          <text:p text:style-name="P16"><text:span text:style-name="Source_20_Text">java.time</text:span> et <text:span text:style-name="Source_20_Text">ChronoUnit</text:span> pour la gestion des dates</text:p>
        </text:list-item>
        <text:list-item>
          <text:p text:style-name="P16">Optimisation via caching des calculs et double bufferin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1:45:20.392933479</meta:creation-date>
    <dc:date>2025-12-01T12:05:46.380757293</dc:date>
    <meta:editing-duration>PT10M15S</meta:editing-duration>
    <meta:editing-cycles>1</meta:editing-cycles>
    <meta:document-statistic meta:table-count="0" meta:image-count="0" meta:object-count="0" meta:page-count="6" meta:paragraph-count="75" meta:word-count="495" meta:character-count="3003" meta:non-whitespace-character-count="2618"/>
    <meta:generator>LibreOffice/24.2.7.2$Linux_X86_64 LibreOffice_project/420$Build-2</meta:generator>
  </office:meta>
</office:document-meta>
</file>